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99"/>
    </style:style>
    <style:style style:name="ce9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4" office:value-type="string">
            <text:p>[<text:span text:style-name="T1">µ</text:span>m]</text:p>
          </table:table-cell>
          <table:table-cell table:style-name="ce4" office:value-type="string">
            <text:p>-</text:p>
          </table:table-cell>
          <table:table-cell table:number-columns-repeated="7"/>
        </table:table-row>
        <table:table-row table:style-name="ro1">
          <table:table-cell table:style-name="ce2" office:value-type="float" office:value="2000">
            <text:p>2000</text:p>
          </table:table-cell>
          <table:table-cell table:style-name="ce2" office:value-type="float" office:value="6.8">
            <text:p>6,8</text:p>
          </table:table-cell>
          <table:table-cell table:style-name="ce2" office:value-type="float" office:value="2.8">
            <text:p>2,8</text:p>
          </table:table-cell>
          <table:table-cell table:formula="of:=[.B3]-[.C3]" office:value-type="float" office:value="4">
            <text:p>4</text:p>
          </table:table-cell>
          <table:table-cell table:formula="of:=[.D3]/[.$D$22]*100" office:value-type="float" office:value="1.35588624114437">
            <text:p>1,36</text:p>
          </table:table-cell>
          <table:table-cell table:formula="of:=[.D22]-[.D3]" office:value-type="float" office:value="291.01">
            <text:p>291,01</text:p>
          </table:table-cell>
          <table:table-cell table:formula="of:=[.F3]/[.$D$22]*100" office:value-type="float" office:value="98.6441137588556">
            <text:p>98,64</text:p>
          </table:table-cell>
          <table:table-cell/>
          <table:table-cell table:style-name="ce5" office:value-type="float" office:value="2000">
            <text:p>2000</text:p>
          </table:table-cell>
          <table:table-cell table:formula="of:=[.G3]" office:value-type="float" office:value="98.6441137588556">
            <text:p>98,64</text:p>
          </table:table-cell>
          <table:table-cell table:number-columns-repeated="7"/>
        </table:table-row>
        <table:table-row table:style-name="ro1">
          <table:table-cell table:style-name="ce2" office:value-type="float" office:value="1700">
            <text:p>1700</text:p>
          </table:table-cell>
          <table:table-cell table:style-name="ce2" office:value-type="float" office:value="6.5">
            <text:p>6,5</text:p>
          </table:table-cell>
          <table:table-cell table:style-name="ce2" office:value-type="float" office:value="2.8">
            <text:p>2,8</text:p>
          </table:table-cell>
          <table:table-cell table:formula="of:=[.B4]-[.C4]" office:value-type="float" office:value="3.7">
            <text:p>3,7</text:p>
          </table:table-cell>
          <table:table-cell table:formula="of:=[.D4]/[.$D$22]*100" office:value-type="float" office:value="1.25419477305854">
            <text:p>1,25</text:p>
          </table:table-cell>
          <table:table-cell table:formula="of:=[.F3]-[.D4]" office:value-type="float" office:value="287.31">
            <text:p>287,31</text:p>
          </table:table-cell>
          <table:table-cell table:formula="of:=[.F4]/[.$D$22]*100" office:value-type="float" office:value="97.3899189857971">
            <text:p>97,39</text:p>
          </table:table-cell>
          <table:table-cell/>
          <table:table-cell table:style-name="ce5" office:value-type="float" office:value="1700">
            <text:p>1700</text:p>
          </table:table-cell>
          <table:table-cell table:formula="of:=[.G4]" office:value-type="float" office:value="97.3899189857971">
            <text:p>97,39</text:p>
          </table:table-cell>
          <table:table-cell table:number-columns-repeated="7"/>
        </table:table-row>
        <table:table-row table:style-name="ro1">
          <table:table-cell table:style-name="ce2" office:value-type="float" office:value="1600">
            <text:p>1600</text:p>
          </table:table-cell>
          <table:table-cell table:style-name="ce2" office:value-type="float" office:value="5.5">
            <text:p>5,5</text:p>
          </table:table-cell>
          <table:table-cell table:style-name="ce2" office:value-type="float" office:value="2.8">
            <text:p>2,8</text:p>
          </table:table-cell>
          <table:table-cell table:formula="of:=[.B5]-[.C5]" office:value-type="float" office:value="2.7">
            <text:p>2,7</text:p>
          </table:table-cell>
          <table:table-cell table:formula="of:=[.D5]/[.$D$22]*100" office:value-type="float" office:value="0.915223212772449">
            <text:p>0,92</text:p>
          </table:table-cell>
          <table:table-cell table:formula="of:=[.F4]-[.D5]" office:value-type="float" office:value="284.61">
            <text:p>284,61</text:p>
          </table:table-cell>
          <table:table-cell table:formula="of:=[.F5]/[.$D$22]*100" office:value-type="float" office:value="96.4746957730246">
            <text:p>96,47</text:p>
          </table:table-cell>
          <table:table-cell/>
          <table:table-cell table:style-name="ce5" office:value-type="float" office:value="1600">
            <text:p>1600</text:p>
          </table:table-cell>
          <table:table-cell table:formula="of:=[.G5]" office:value-type="float" office:value="96.4746957730246">
            <text:p>96,47</text:p>
          </table:table-cell>
          <table:table-cell table:number-columns-repeated="7"/>
        </table:table-row>
        <table:table-row table:style-name="ro1">
          <table:table-cell table:style-name="ce2" office:value-type="float" office:value="1400">
            <text:p>1400</text:p>
          </table:table-cell>
          <table:table-cell table:style-name="ce2" office:value-type="float" office:value="8.6">
            <text:p>8,6</text:p>
          </table:table-cell>
          <table:table-cell table:style-name="ce2" office:value-type="float" office:value="2.8">
            <text:p>2,8</text:p>
          </table:table-cell>
          <table:table-cell table:formula="of:=[.B6]-[.C6]" office:value-type="float" office:value="5.8">
            <text:p>5,8</text:p>
          </table:table-cell>
          <table:table-cell table:formula="of:=[.D6]/[.$D$22]*100" office:value-type="float" office:value="1.96603504965933">
            <text:p>1,97</text:p>
          </table:table-cell>
          <table:table-cell table:formula="of:=[.F5]-[.D6]" office:value-type="float" office:value="278.81">
            <text:p>278,81</text:p>
          </table:table-cell>
          <table:table-cell table:formula="of:=[.F6]/[.$D$22]*100" office:value-type="float" office:value="94.5086607233653">
            <text:p>94,51</text:p>
          </table:table-cell>
          <table:table-cell/>
          <table:table-cell table:style-name="ce5" office:value-type="float" office:value="1400">
            <text:p>1400</text:p>
          </table:table-cell>
          <table:table-cell table:formula="of:=[.G6]" office:value-type="float" office:value="94.5086607233653">
            <text:p>94,51</text:p>
          </table:table-cell>
          <table:table-cell table:number-columns-repeated="7"/>
        </table:table-row>
        <table:table-row table:style-name="ro1">
          <table:table-cell table:style-name="ce2" office:value-type="float" office:value="1250">
            <text:p>1250</text:p>
          </table:table-cell>
          <table:table-cell table:style-name="ce2" office:value-type="float" office:value="12.3">
            <text:p>12,3</text:p>
          </table:table-cell>
          <table:table-cell table:style-name="ce2" office:value-type="float" office:value="2.85">
            <text:p>2,85</text:p>
          </table:table-cell>
          <table:table-cell table:formula="of:=[.B7]-[.C7]" office:value-type="float" office:value="9.45">
            <text:p>9,45</text:p>
          </table:table-cell>
          <table:table-cell table:formula="of:=[.D7]/[.$D$22]*100" office:value-type="float" office:value="3.20328124470357">
            <text:p>3,2</text:p>
          </table:table-cell>
          <table:table-cell table:formula="of:=[.F6]-[.D7]" office:value-type="float" office:value="269.36">
            <text:p>269,36</text:p>
          </table:table-cell>
          <table:table-cell table:formula="of:=[.F7]/[.$D$22]*100" office:value-type="float" office:value="91.3053794786617">
            <text:p>91,31</text:p>
          </table:table-cell>
          <table:table-cell/>
          <table:table-cell table:style-name="ce5" office:value-type="float" office:value="1250">
            <text:p>1250</text:p>
          </table:table-cell>
          <table:table-cell table:formula="of:=[.G7]" office:value-type="float" office:value="91.3053794786617">
            <text:p>91,31</text:p>
          </table:table-cell>
          <table:table-cell table:number-columns-repeated="7"/>
        </table:table-row>
        <table:table-row table:style-name="ro1">
          <table:table-cell table:style-name="ce2" office:value-type="float" office:value="1000">
            <text:p>1000</text:p>
          </table:table-cell>
          <table:table-cell table:style-name="ce2" office:value-type="float" office:value="27.2">
            <text:p>27,2</text:p>
          </table:table-cell>
          <table:table-cell table:style-name="ce2" office:value-type="float" office:value="2.8">
            <text:p>2,8</text:p>
          </table:table-cell>
          <table:table-cell table:formula="of:=[.B8]-[.C8]" office:value-type="float" office:value="24.4">
            <text:p>24,4</text:p>
          </table:table-cell>
          <table:table-cell table:formula="of:=[.D8]/[.$D$22]*100" office:value-type="float" office:value="8.27090607098065">
            <text:p>8,27</text:p>
          </table:table-cell>
          <table:table-cell table:formula="of:=[.F7]-[.D8]" office:value-type="float" office:value="244.96">
            <text:p>244,96</text:p>
          </table:table-cell>
          <table:table-cell table:formula="of:=[.F8]/[.$D$22]*100" office:value-type="float" office:value="83.0344734076811">
            <text:p>83,03</text:p>
          </table:table-cell>
          <table:table-cell/>
          <table:table-cell table:style-name="ce5" office:value-type="float" office:value="1000">
            <text:p>1000</text:p>
          </table:table-cell>
          <table:table-cell table:formula="of:=[.G8]" office:value-type="float" office:value="83.0344734076811">
            <text:p>83,03</text:p>
          </table:table-cell>
          <table:table-cell table:number-columns-repeated="7"/>
        </table:table-row>
        <table:table-row table:style-name="ro1">
          <table:table-cell table:style-name="ce2" office:value-type="float" office:value="850">
            <text:p>850</text:p>
          </table:table-cell>
          <table:table-cell table:style-name="ce2" office:value-type="float" office:value="28.6">
            <text:p>28,6</text:p>
          </table:table-cell>
          <table:table-cell table:style-name="ce2" office:value-type="float" office:value="2.85">
            <text:p>2,85</text:p>
          </table:table-cell>
          <table:table-cell table:formula="of:=[.B9]-[.C9]" office:value-type="float" office:value="25.75">
            <text:p>25,75</text:p>
          </table:table-cell>
          <table:table-cell table:formula="of:=[.D9]/[.$D$22]*100" office:value-type="float" office:value="8.72851767736687">
            <text:p>8,73</text:p>
          </table:table-cell>
          <table:table-cell table:formula="of:=[.F8]-[.D9]" office:value-type="float" office:value="219.21">
            <text:p>219,21</text:p>
          </table:table-cell>
          <table:table-cell table:formula="of:=[.F9]/[.$D$22]*100" office:value-type="float" office:value="74.3059557303142">
            <text:p>74,31</text:p>
          </table:table-cell>
          <table:table-cell/>
          <table:table-cell table:style-name="ce5" office:value-type="float" office:value="850">
            <text:p>850</text:p>
          </table:table-cell>
          <table:table-cell table:formula="of:=[.G9]" office:value-type="float" office:value="74.3059557303142">
            <text:p>74,31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26.3">
            <text:p>26,3</text:p>
          </table:table-cell>
          <table:table-cell office:value-type="float" office:value="2.82">
            <text:p>2,82</text:p>
          </table:table-cell>
          <table:table-cell table:formula="of:=[.B10]-[.C10]" office:value-type="float" office:value="23.48">
            <text:p>23,48</text:p>
          </table:table-cell>
          <table:table-cell table:formula="of:=[.D10]/[.$D$22]*100" office:value-type="float" office:value="7.95905223551744">
            <text:p>7,96</text:p>
          </table:table-cell>
          <table:table-cell table:formula="of:=[.F9]-[.D10]" office:value-type="float" office:value="195.73">
            <text:p>195,73</text:p>
          </table:table-cell>
          <table:table-cell table:formula="of:=[.F10]/[.$D$22]*100" office:value-type="float" office:value="66.3469034947968">
            <text:p>66,35</text:p>
          </table:table-cell>
          <table:table-cell/>
          <table:table-cell office:value-type="float" office:value="710">
            <text:p>710</text:p>
          </table:table-cell>
          <table:table-cell table:formula="of:=[.G10]" office:value-type="float" office:value="66.3469034947968">
            <text:p>66,35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6.2">
            <text:p>46,2</text:p>
          </table:table-cell>
          <table:table-cell office:value-type="float" office:value="2.72">
            <text:p>2,72</text:p>
          </table:table-cell>
          <table:table-cell table:formula="of:=[.B11]-[.C11]" office:value-type="float" office:value="43.48">
            <text:p>43,48</text:p>
          </table:table-cell>
          <table:table-cell table:formula="of:=[.D11]/[.$D$22]*100" office:value-type="float" office:value="14.7384834412393">
            <text:p>14,74</text:p>
          </table:table-cell>
          <table:table-cell table:formula="of:=[.F10]-[.D11]" office:value-type="float" office:value="152.25">
            <text:p>152,25</text:p>
          </table:table-cell>
          <table:table-cell table:formula="of:=[.F11]/[.$D$22]*100" office:value-type="float" office:value="51.6084200535575">
            <text:p>51,61</text:p>
          </table:table-cell>
          <table:table-cell/>
          <table:table-cell office:value-type="float" office:value="600">
            <text:p>600</text:p>
          </table:table-cell>
          <table:table-cell table:formula="of:=[.G11]" office:value-type="float" office:value="51.6084200535575">
            <text:p>51,61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7.7">
            <text:p>47,7</text:p>
          </table:table-cell>
          <table:table-cell office:value-type="float" office:value="2.9">
            <text:p>2,9</text:p>
          </table:table-cell>
          <table:table-cell table:formula="of:=[.B12]-[.C12]" office:value-type="float" office:value="44.8">
            <text:p>44,8</text:p>
          </table:table-cell>
          <table:table-cell table:formula="of:=[.D12]/[.$D$22]*100" office:value-type="float" office:value="15.1859259008169">
            <text:p>15,19</text:p>
          </table:table-cell>
          <table:table-cell table:formula="of:=[.F11]-[.D12]" office:value-type="float" office:value="107.45">
            <text:p>107,45</text:p>
          </table:table-cell>
          <table:table-cell table:formula="of:=[.F12]/[.$D$22]*100" office:value-type="float" office:value="36.4224941527406">
            <text:p>36,42</text:p>
          </table:table-cell>
          <table:table-cell/>
          <table:table-cell office:value-type="float" office:value="500">
            <text:p>500</text:p>
          </table:table-cell>
          <table:table-cell table:formula="of:=[.G12]" office:value-type="float" office:value="36.4224941527406">
            <text:p>36,42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8.4">
            <text:p>78,4</text:p>
          </table:table-cell>
          <table:table-cell office:value-type="float" office:value="2.79">
            <text:p>2,79</text:p>
          </table:table-cell>
          <table:table-cell table:formula="of:=[.B13]-[.C13]" office:value-type="float" office:value="75.61">
            <text:p>75,61</text:p>
          </table:table-cell>
          <table:table-cell table:formula="of:=[.D13]/[.$D$22]*100" office:value-type="float" office:value="25.6296396732314">
            <text:p>25,63</text:p>
          </table:table-cell>
          <table:table-cell table:formula="of:=[.F12]-[.D13]" office:value-type="float" office:value="31.8399999999999">
            <text:p>31,84</text:p>
          </table:table-cell>
          <table:table-cell table:formula="of:=[.F13]/[.$D$22]*100" office:value-type="float" office:value="10.7928544795091">
            <text:p>10,79</text:p>
          </table:table-cell>
          <table:table-cell/>
          <table:table-cell office:value-type="float" office:value="355">
            <text:p>355</text:p>
          </table:table-cell>
          <table:table-cell table:formula="of:=[.G13]" office:value-type="float" office:value="10.7928544795091">
            <text:p>10,79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7.2">
            <text:p>17,2</text:p>
          </table:table-cell>
          <table:table-cell office:value-type="float" office:value="2.69">
            <text:p>2,69</text:p>
          </table:table-cell>
          <table:table-cell table:formula="of:=[.B14]-[.C14]" office:value-type="float" office:value="14.51">
            <text:p>14,51</text:p>
          </table:table-cell>
          <table:table-cell table:formula="of:=[.D14]/[.$D$22]*100" office:value-type="float" office:value="4.9184773397512">
            <text:p>4,92</text:p>
          </table:table-cell>
          <table:table-cell table:formula="of:=[.F13]-[.D14]" office:value-type="float" office:value="17.3299999999999">
            <text:p>17,33</text:p>
          </table:table-cell>
          <table:table-cell table:formula="of:=[.F14]/[.$D$22]*100" office:value-type="float" office:value="5.87437713975795">
            <text:p>5,87</text:p>
          </table:table-cell>
          <table:table-cell/>
          <table:table-cell office:value-type="float" office:value="300">
            <text:p>300</text:p>
          </table:table-cell>
          <table:table-cell table:formula="of:=[.G14]" office:value-type="float" office:value="5.87437713975795">
            <text:p>5,87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8.5">
            <text:p>8,5</text:p>
          </table:table-cell>
          <table:table-cell office:value-type="float" office:value="2.72">
            <text:p>2,72</text:p>
          </table:table-cell>
          <table:table-cell table:formula="of:=[.B15]-[.C15]" office:value-type="float" office:value="5.78">
            <text:p>5,78</text:p>
          </table:table-cell>
          <table:table-cell table:formula="of:=[.D15]/[.$D$22]*100" office:value-type="float" office:value="1.95925561845361">
            <text:p>1,96</text:p>
          </table:table-cell>
          <table:table-cell table:formula="of:=[.F14]-[.D15]" office:value-type="float" office:value="11.5499999999999">
            <text:p>11,55</text:p>
          </table:table-cell>
          <table:table-cell table:formula="of:=[.F15]/[.$D$22]*100" office:value-type="float" office:value="3.91512152130434">
            <text:p>3,92</text:p>
          </table:table-cell>
          <table:table-cell/>
          <table:table-cell office:value-type="float" office:value="250">
            <text:p>250</text:p>
          </table:table-cell>
          <table:table-cell table:formula="of:=[.G15]" office:value-type="float" office:value="3.91512152130434">
            <text:p>3,92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.1">
            <text:p>4,1</text:p>
          </table:table-cell>
          <table:table-cell office:value-type="float" office:value="2.64">
            <text:p>2,64</text:p>
          </table:table-cell>
          <table:table-cell table:formula="of:=[.B16]-[.C16]" office:value-type="float" office:value="1.46">
            <text:p>1,46</text:p>
          </table:table-cell>
          <table:table-cell table:formula="of:=[.D16]/[.$D$22]*100" office:value-type="float" office:value="0.494898478017694">
            <text:p>0,49</text:p>
          </table:table-cell>
          <table:table-cell table:formula="of:=[.F15]-[.D16]" office:value-type="float" office:value="10.0899999999999">
            <text:p>10,09</text:p>
          </table:table-cell>
          <table:table-cell table:formula="of:=[.F16]/[.$D$22]*100" office:value-type="float" office:value="3.42022304328665">
            <text:p>3,42</text:p>
          </table:table-cell>
          <table:table-cell/>
          <table:table-cell office:value-type="float" office:value="212">
            <text:p>212</text:p>
          </table:table-cell>
          <table:table-cell table:formula="of:=[.G16]" office:value-type="float" office:value="3.42022304328665">
            <text:p>3,42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.1">
            <text:p>4,1</text:p>
          </table:table-cell>
          <table:table-cell office:value-type="float" office:value="2.88">
            <text:p>2,88</text:p>
          </table:table-cell>
          <table:table-cell table:formula="of:=[.B17]-[.C17]" office:value-type="float" office:value="1.22">
            <text:p>1,22</text:p>
          </table:table-cell>
          <table:table-cell table:formula="of:=[.D17]/[.$D$22]*100" office:value-type="float" office:value="0.413545303549032">
            <text:p>0,41</text:p>
          </table:table-cell>
          <table:table-cell table:formula="of:=[.F16]-[.D17]" office:value-type="float" office:value="8.86999999999993">
            <text:p>8,87</text:p>
          </table:table-cell>
          <table:table-cell table:formula="of:=[.F17]/[.$D$22]*100" office:value-type="float" office:value="3.00667773973761">
            <text:p>3,01</text:p>
          </table:table-cell>
          <table:table-cell/>
          <table:table-cell office:value-type="float" office:value="150">
            <text:p>150</text:p>
          </table:table-cell>
          <table:table-cell table:formula="of:=[.G17]" office:value-type="float" office:value="3.00667773973761">
            <text:p>3,01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.4">
            <text:p>3,4</text:p>
          </table:table-cell>
          <table:table-cell office:value-type="float" office:value="2.7">
            <text:p>2,7</text:p>
          </table:table-cell>
          <table:table-cell table:formula="of:=[.B18]-[.C18]" office:value-type="float" office:value="0.7">
            <text:p>0,7</text:p>
          </table:table-cell>
          <table:table-cell table:formula="of:=[.D18]/[.$D$22]*100" office:value-type="float" office:value="0.237280092200264">
            <text:p>0,24</text:p>
          </table:table-cell>
          <table:table-cell table:formula="of:=[.F17]-[.D18]" office:value-type="float" office:value="8.16999999999993">
            <text:p>8,17</text:p>
          </table:table-cell>
          <table:table-cell table:formula="of:=[.F18]/[.$D$22]*100" office:value-type="float" office:value="2.76939764753735">
            <text:p>2,77</text:p>
          </table:table-cell>
          <table:table-cell/>
          <table:table-cell office:value-type="float" office:value="100">
            <text:p>100</text:p>
          </table:table-cell>
          <table:table-cell table:formula="of:=[.G18]" office:value-type="float" office:value="2.76939764753735">
            <text:p>2,77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2.75">
            <text:p>2,75</text:p>
          </table:table-cell>
          <table:table-cell table:formula="of:=[.B19]-[.C19]" office:value-type="float" office:value="0.25">
            <text:p>0,25</text:p>
          </table:table-cell>
          <table:table-cell table:formula="of:=[.D19]/[.$D$22]*100" office:value-type="float" office:value="0.084742890071523">
            <text:p>0,08</text:p>
          </table:table-cell>
          <table:table-cell table:formula="of:=[.F18]-[.D19]" office:value-type="float" office:value="7.91999999999993">
            <text:p>7,92</text:p>
          </table:table-cell>
          <table:table-cell table:formula="of:=[.F19]/[.$D$22]*100" office:value-type="float" office:value="2.68465475746583">
            <text:p>2,68</text:p>
          </table:table-cell>
          <table:table-cell/>
          <table:table-cell office:value-type="float" office:value="80">
            <text:p>80</text:p>
          </table:table-cell>
          <table:table-cell table:formula="of:=[.G19]" office:value-type="float" office:value="2.68465475746583">
            <text:p>2,68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.73">
            <text:p>2,73</text:p>
          </table:table-cell>
          <table:table-cell table:formula="of:=[.B20]-[.C20]" office:value-type="float" office:value="0.27">
            <text:p>0,27</text:p>
          </table:table-cell>
          <table:table-cell table:formula="of:=[.D20]/[.$D$22]*100" office:value-type="float" office:value="0.0915223212772449">
            <text:p>0,09</text:p>
          </table:table-cell>
          <table:table-cell table:formula="of:=[.F19]-[.D20]" office:value-type="float" office:value="7.64999999999993">
            <text:p>7,65</text:p>
          </table:table-cell>
          <table:table-cell table:formula="of:=[.F20]/[.$D$22]*100" office:value-type="float" office:value="2.59313243618858">
            <text:p>2,59</text:p>
          </table:table-cell>
          <table:table-cell/>
          <table:table-cell office:value-type="float" office:value="63">
            <text:p>63</text:p>
          </table:table-cell>
          <table:table-cell table:formula="of:=[.G20]" office:value-type="float" office:value="2.59313243618858">
            <text:p>2,59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10.4">
            <text:p>10,4</text:p>
          </table:table-cell>
          <table:table-cell office:value-type="float" office:value="2.75">
            <text:p>2,75</text:p>
          </table:table-cell>
          <table:table-cell table:formula="of:=[.B21]-[.C21]" office:value-type="float" office:value="7.65">
            <text:p>7,65</text:p>
          </table:table-cell>
          <table:table-cell table:formula="of:=[.D21]/[.$D$22]*100" office:value-type="float" office:value="2.5931324361886">
            <text:p>2,59</text:p>
          </table:table-cell>
          <table:table-cell table:formula="of:=[.F20]-[.D21]" office:value-type="float" office:value="-0.0000000000000657252030578093">
            <text:p>0</text:p>
          </table:table-cell>
          <table:table-cell table:formula="of:=[.F21]/[.$D$22]*100" office:value-type="float" office:value="-0.0000000000000222789746306258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21]" office:value-type="float" office:value="-0.0000000000000222789746306258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42" table:end-x="1.563cm" table:end-y="0.399cm" draw:z-index="0" draw:style-name="gr1" draw:text-style-name="P1" svg:width="23.194cm" svg:height="9.006cm" svg:x="0.95cm" svg:y="0.425cm">
              <draw:object draw:notify-on-update-of-ranges="Sheet1.A3:Sheet1.A20 Sheet1.J1:Sheet1.J2 Sheet1.G3:Sheet1.G2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21])" office:value-type="float" office:value="295.01">
            <text:p>295,01</text:p>
          </table:table-cell>
          <table:table-cell table:formula="of:=SUM([.E3:.E21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7"/>
        <table:table-column table:style-name="co1" table:default-cell-style-name="ce7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9" office:value-type="string">
            <text:p>Rimacal BG 500 SAIF FOX comp296</text:p>
          </table:table-cell>
          <table:table-cell/>
          <table:table-cell table:style-name="Default"/>
          <table:table-cell table:style-name="ce9" table:number-columns-repeated="2"/>
        </table:table-row>
        <table:table-row table:style-name="ro3">
          <table:table-cell table:style-name="ce6" office:value-type="string">
            <text:p>Diametro (µm)</text:p>
          </table:table-cell>
          <table:table-cell table:style-name="ce6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98.6441137588556">
            <text:p>98,64</text:p>
          </table:table-cell>
          <table:table-cell table:number-columns-repeated="5"/>
        </table:table-row>
        <table:table-row table:style-name="ro1">
          <table:table-cell table:style-name="ce8" office:value-type="float" office:value="1700">
            <text:p>1700</text:p>
          </table:table-cell>
          <table:table-cell table:style-name="ce8" office:value-type="float" office:value="97.3899189857971">
            <text:p>97,39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96.4746957730246">
            <text:p>96,47</text:p>
          </table:table-cell>
          <table:table-cell table:number-columns-repeated="5"/>
        </table:table-row>
        <table:table-row table:style-name="ro1">
          <table:table-cell table:style-name="ce8" office:value-type="float" office:value="1400">
            <text:p>1400</text:p>
          </table:table-cell>
          <table:table-cell table:style-name="ce8" office:value-type="float" office:value="94.5086607233653">
            <text:p>94,51</text:p>
          </table:table-cell>
          <table:table-cell table:number-columns-repeated="5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91.3053794786617">
            <text:p>91,31</text:p>
          </table:table-cell>
          <table:table-cell table:number-columns-repeated="5"/>
        </table:table-row>
        <table:table-row table:style-name="ro1">
          <table:table-cell table:style-name="ce8" office:value-type="float" office:value="1000">
            <text:p>1000</text:p>
          </table:table-cell>
          <table:table-cell table:style-name="ce8" office:value-type="float" office:value="83.0344734076811">
            <text:p>83,03</text:p>
          </table:table-cell>
          <table:table-cell table:number-columns-repeated="5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74.3059557303142">
            <text:p>74,31</text:p>
          </table:table-cell>
          <table:table-cell table:number-columns-repeated="5"/>
        </table:table-row>
        <table:table-row table:style-name="ro1">
          <table:table-cell table:style-name="ce8" office:value-type="float" office:value="710">
            <text:p>710</text:p>
          </table:table-cell>
          <table:table-cell table:style-name="ce8" office:value-type="float" office:value="66.3469034947968">
            <text:p>66,35</text:p>
          </table:table-cell>
          <table:table-cell table:number-columns-repeated="5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1.6084200535575">
            <text:p>51,61</text:p>
          </table:table-cell>
          <table:table-cell table:number-columns-repeated="5"/>
        </table:table-row>
        <table:table-row table:style-name="ro1">
          <table:table-cell table:style-name="ce8" office:value-type="float" office:value="500">
            <text:p>500</text:p>
          </table:table-cell>
          <table:table-cell table:style-name="ce8" office:value-type="float" office:value="36.4224941527406">
            <text:p>36,42</text:p>
          </table:table-cell>
          <table:table-cell table:number-columns-repeated="5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.7928544795091">
            <text:p>10,79</text:p>
          </table:table-cell>
          <table:table-cell table:number-columns-repeated="5"/>
        </table:table-row>
        <table:table-row table:style-name="ro1">
          <table:table-cell table:style-name="ce8" office:value-type="float" office:value="300">
            <text:p>300</text:p>
          </table:table-cell>
          <table:table-cell table:style-name="ce8" office:value-type="float" office:value="5.87437713975795">
            <text:p>5,87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91512152130434">
            <text:p>3,9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212">
            <text:p>212</text:p>
          </table:table-cell>
          <table:table-cell table:style-name="ce8" office:value-type="float" office:value="3.42022304328665">
            <text:p>3,42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.00667773973761">
            <text:p>3,01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100">
            <text:p>100</text:p>
          </table:table-cell>
          <table:table-cell table:style-name="ce8" office:value-type="float" office:value="2.76939764753735">
            <text:p>2,77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.68465475746583">
            <text:p>2,68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63">
            <text:p>63</text:p>
          </table:table-cell>
          <table:table-cell table:style-name="ce8" office:value-type="float" office:value="2.59313243618858">
            <text:p>2,59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G43" table:end-x="0.3cm" table:end-y="0.202cm" draw:z-index="0" draw:style-name="gr1" draw:text-style-name="P1" svg:width="13.441cm" svg:height="9.02cm" svg:x="0.084cm" svg:y="0.214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27/11/2014</text:date>, <text:time>11.15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1M15S</meta:editing-duration>
    <meta:editing-cycles>11</meta:editing-cycles>
    <meta:generator>OpenOffice/4.0.1$Win32 OpenOffice.org_project/401m5$Build-9714</meta:generator>
    <dc:date>2014-11-27T11:15:11.36</dc:date>
    <meta:document-statistic meta:table-count="3" meta:cell-count="228" meta:object-count="2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5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20 Sheet1.J1:Sheet1.J2 Sheet1.G3:Sheet1.G20" chart:data-source-has-labels="row" svg:x="1.501cm" svg:y="0.855cm" svg:width="17.334cm" svg:height="6.964cm">
          <chartooo:coordinate-region svg:x="2.308cm" svg:y="1.067cm" svg:width="16.527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20" chart:label-cell-address="Sheet1.J1:Sheet1.J2" chart:class="chart:scatter">
            <chart:domain table:cell-range-address="Sheet1.A3:Sheet1.A20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3:Sheet1.A20</svg:desc>
                </draw:g>
              </table:table-cell>
              <table:table-cell office:value-type="float" office:value="98.6441137588556">
                <text:p>98.6441137588556</text:p>
                <draw:g>
                  <svg:desc>Sheet1.G3:Sheet1.G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7.3899189857971">
                <text:p>97.3899189857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96.4746957730246">
                <text:p>96.4746957730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94.5086607233653">
                <text:p>94.5086607233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91.3053794786617">
                <text:p>91.3053794786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83.0344734076811">
                <text:p>83.0344734076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74.3059557303142">
                <text:p>74.3059557303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66.3469034947968">
                <text:p>66.3469034947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51.6084200535575">
                <text:p>51.6084200535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6.4224941527406">
                <text:p>36.4224941527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">
                <text:p>355</text:p>
              </table:table-cell>
              <table:table-cell office:value-type="float" office:value="10.7928544795091">
                <text:p>10.7928544795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5.87437713975795">
                <text:p>5.87437713975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3.91512152130434">
                <text:p>3.9151215213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">
                <text:p>212</text:p>
              </table:table-cell>
              <table:table-cell office:value-type="float" office:value="3.42022304328665">
                <text:p>3.42022304328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00667773973761">
                <text:p>3.0066777397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.76939764753735">
                <text:p>2.76939764753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.68465475746583">
                <text:p>2.68465475746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2.59313243618858">
                <text:p>2.593132436188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5000" chart:interval-major="1" chart:interval-minor-divisor="10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42cm" svg:height="9.021cm" xlink:href="." xlink:type="simple" chart:class="chart:scatter" chart:style-name="ch1">
        <chart:plot-area chart:style-name="ch2" chart:data-source-has-labels="both" svg:x="1.306cm" svg:y="0.855cm" svg:width="11.6cm" svg:height="6.978cm">
          <chartooo:coordinate-region svg:x="2.113cm" svg:y="1.067cm" svg:width="10.793cm" svg:height="6.093cm"/>
          <chart:axis chart:dimension="x" chart:name="primary-x" chart:style-name="ch3" chartooo:axis-type="auto">
            <chart:title svg:x="5.99cm" svg:y="8.014cm" chart:style-name="ch4">
              <text:p>Diametro (µm)</text:p>
            </chart:title>
            <chart:categories table:cell-range-address="local-table.$A$2:.$A$19"/>
            <chart:grid chart:style-name="ch5" chart:class="minor"/>
          </chart:axis>
          <chart:axis chart:dimension="y" chart:name="primary-y" chart:style-name="ch6">
            <chart:title svg:x="0.451cm" svg:y="5.393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</table:table-cell>
              <table:table-cell office:value-type="float" office:value="98.6441137588556">
                <text:p>98.64411375885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97.3899189857971">
                <text:p>97.3899189857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0">
                <text:p>1600</text:p>
              </table:table-cell>
              <table:table-cell office:value-type="float" office:value="96.4746957730246">
                <text:p>96.4746957730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94.5086607233653">
                <text:p>94.50866072336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91.3053794786617">
                <text:p>91.30537947866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83.0344734076811">
                <text:p>83.0344734076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0">
                <text:p>850</text:p>
              </table:table-cell>
              <table:table-cell office:value-type="float" office:value="74.3059557303142">
                <text:p>74.3059557303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">
                <text:p>710</text:p>
              </table:table-cell>
              <table:table-cell office:value-type="float" office:value="66.3469034947968">
                <text:p>66.3469034947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51.6084200535575">
                <text:p>51.6084200535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36.4224941527406">
                <text:p>36.42249415274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5">
                <text:p>355</text:p>
              </table:table-cell>
              <table:table-cell office:value-type="float" office:value="10.7928544795091">
                <text:p>10.7928544795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5.87437713975795">
                <text:p>5.87437713975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3.91512152130434">
                <text:p>3.9151215213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2">
                <text:p>212</text:p>
              </table:table-cell>
              <table:table-cell office:value-type="float" office:value="3.42022304328665">
                <text:p>3.420223043286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.00667773973761">
                <text:p>3.006677739737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2.76939764753735">
                <text:p>2.769397647537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.68465475746583">
                <text:p>2.68465475746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2.59313243618858">
                <text:p>2.593132436188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